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7.911cm"/>
    </style:style>
    <style:style style:name="Table1.B" style:family="table-column">
      <style:table-column-properties style:column-width="9.895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6" style:family="table-row">
      <style:table-row-properties style:min-row-height="1.538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2.805cm"/>
    </style:style>
    <style:style style:name="Table1.26" style:family="table-row">
      <style:table-row-properties style:min-row-height="0.196cm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442a70" style:font-size-asian="12pt" style:font-size-complex="12pt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48a22c" style:font-size-asian="12pt" style:font-size-complex="12p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b2069a" style:font-size-asian="12pt" style:font-size-complex="12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6a36b" style:font-size-asian="12pt" style:font-size-complex="12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df86d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da8bbd" style:font-size-asian="12pt" style:font-size-complex="12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ddbe60" style:font-size-asian="12pt" style:font-size-complex="12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9920f5" officeooo:paragraph-rsid="0145e3f4" style:font-size-asian="12pt" style:font-size-complex="12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0a6763" officeooo:paragraph-rsid="0146ddf1" fo:background-color="#ffffff" style:font-size-asian="12pt" style:font-size-complex="12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rsid="01387157" officeooo:paragraph-rsid="01351848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919759" style:font-size-asian="12pt" style:font-size-complex="12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a60240" style:font-size-asian="12pt" style:font-size-complex="12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a96618" style:font-size-asian="12pt" style:font-size-complex="12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acf6d9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4d18d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e865cf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bc882d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cea8fb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f50d20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1079db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98871e" officeooo:paragraph-rsid="0198871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9c4c1f" officeooo:paragraph-rsid="019c4c1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17703b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e865cf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f518c1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48a22c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442a70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bd7231" officeooo:paragraph-rsid="00bd7231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0f7d3" officeooo:paragraph-rsid="0110f7d3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0f7d3" officeooo:paragraph-rsid="012ef454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0f7d3" officeooo:paragraph-rsid="01d8b675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9920f5" officeooo:paragraph-rsid="0145e3f4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b2d3ea" officeooo:paragraph-rsid="01c03f26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b419b8" officeooo:paragraph-rsid="01b419b8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b419b8" officeooo:paragraph-rsid="01b8d30d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c03f26" officeooo:paragraph-rsid="01c03f26" style:font-size-asian="12pt" style:font-size-complex="12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d8b675" officeooo:paragraph-rsid="01d8b675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1582b9" officeooo:paragraph-rsid="021582b9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bd7231" officeooo:paragraph-rsid="00bd723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c2a192" officeooo:paragraph-rsid="018a8e32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c2a192" officeooo:paragraph-rsid="01ca182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8a8e32" officeooo:paragraph-rsid="018a8e32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8a8e32" officeooo:paragraph-rsid="018f5606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8a8e32" officeooo:paragraph-rsid="01ca1825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8a8e32" officeooo:paragraph-rsid="01ca4274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8a8e32" officeooo:paragraph-rsid="01cc00c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8a8e32" officeooo:paragraph-rsid="01ccb8bf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8a8e32" officeooo:paragraph-rsid="01cea8fb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8a8e32" officeooo:paragraph-rsid="01d1a1ff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8a8e32" officeooo:paragraph-rsid="01d8b675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8a8e32" officeooo:paragraph-rsid="01db9e45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8a8e32" officeooo:paragraph-rsid="01e305db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8a8e32" officeooo:paragraph-rsid="01e7ec74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8a8e32" officeooo:paragraph-rsid="01fc03b5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079dbb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e7ec74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6fa5a" officeooo:paragraph-rsid="01bac18d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ce2f82" officeooo:paragraph-rsid="01c1bcc4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0f7d3" officeooo:paragraph-rsid="01fc03b5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fc03b5" officeooo:paragraph-rsid="01fc03b5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0a6763" officeooo:paragraph-rsid="0146ddf1" fo:background-color="#ffffff" style:font-size-asian="12pt" style:font-size-complex="12pt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14266f" officeooo:paragraph-rsid="0214266f" fo:background-color="#ffffff" style:font-size-asian="12pt" style:font-size-complex="12pt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bd7231" officeooo:paragraph-rsid="00bd7231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c2a192" officeooo:paragraph-rsid="018a8e32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c2a192" officeooo:paragraph-rsid="019784cf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e6da26" officeooo:paragraph-rsid="01ca1825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e6da26" officeooo:paragraph-rsid="01ca4274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weight="bold" officeooo:paragraph-rsid="00db462a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paragraph-rsid="01b8d30d" style:font-size-asian="12pt" style:font-weight-asian="bold" style:font-size-complex="12pt" style:font-weight-complex="bold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1b2d3ea" officeooo:paragraph-rsid="01ba0de7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1b2d3ea" officeooo:paragraph-rsid="01bac18d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083350f" officeooo:paragraph-rsid="01bac18d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110f7d3" officeooo:paragraph-rsid="0110f7d3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110f7d3" officeooo:paragraph-rsid="01d5c644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paragraph-rsid="01b8d30d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paragraph-rsid="0084d18d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rsid="01d5c644" officeooo:paragraph-rsid="01d5c644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8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0dc1e2" style:font-size-asian="12pt" style:font-size-complex="12pt"/>
    </style:style>
    <style:style style:name="P8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d1d363" style:font-size-asian="12pt" style:font-size-complex="12pt"/>
    </style:style>
    <style:style style:name="P8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e4bd6c" style:font-size-asian="12pt" style:font-size-complex="12pt"/>
    </style:style>
    <style:style style:name="P8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ec0b8e" style:font-size-asian="12pt" style:font-size-complex="12pt"/>
    </style:style>
    <style:style style:name="P8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ede7f9" style:font-size-asian="12pt" style:font-size-complex="12pt"/>
    </style:style>
    <style:style style:name="P9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d5c644" officeooo:paragraph-rsid="01d5c644" style:font-size-asian="12pt" style:font-size-complex="12pt"/>
    </style:style>
    <style:style style:name="P9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b2069a" style:font-size-asian="12pt" style:font-size-complex="12pt"/>
    </style:style>
    <style:style style:name="P92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c2a192" officeooo:paragraph-rsid="018f1183" style:font-size-asian="12pt" style:font-weight-asian="normal" style:font-size-complex="12pt" style:font-weight-complex="normal"/>
    </style:style>
    <style:style style:name="P93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c2a192" officeooo:paragraph-rsid="019784cf" style:font-size-asian="12pt" style:font-weight-asian="normal" style:font-size-complex="12pt" style:font-weight-complex="normal"/>
    </style:style>
    <style:style style:name="P94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2282386" officeooo:paragraph-rsid="02292aa5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96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c5d24f" style:font-size-asian="12pt" style:font-size-complex="12pt"/>
    </style:style>
    <style:style style:name="P97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13ffb6" officeooo:paragraph-rsid="0213ffb6" style:font-size-asian="12pt" style:font-size-complex="12pt"/>
    </style:style>
    <style:style style:name="P98" style:family="paragraph" style:parent-style-name="Text_20_body">
      <style:paragraph-properties fo:margin-left="0cm" fo:margin-right="0cm" style:line-height-at-least="0.635cm" fo:widows="1" fo:text-indent="0cm" style:auto-text-indent="false"/>
    </style:style>
    <style:style style:name="P99" style:family="paragraph" style:parent-style-name="Text_20_body">
      <style:paragraph-properties fo:margin-left="0cm" fo:margin-right="0cm" style:line-height-at-least="0.635cm" fo:widows="1" fo:text-indent="0cm" style:auto-text-indent="false"/>
      <style:text-properties officeooo:rsid="01b1bf16" officeooo:paragraph-rsid="01b1bf16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officeooo:paragraph-rsid="01fea0b3" style:font-size-asian="12pt" style:font-size-complex="12pt"/>
    </style:style>
    <style:style style:name="P101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252525" style:font-name="Liberation Serif" fo:font-size="12pt" fo:letter-spacing="normal" fo:font-style="normal" fo:font-weight="normal" officeooo:paragraph-rsid="00b2069a" style:font-size-asian="12pt" style:font-size-complex="12pt"/>
    </style:style>
    <style:style style:name="P102" style:family="paragraph" style:parent-style-name="Text_20_body">
      <style:paragraph-properties fo:margin-top="0cm" fo:margin-bottom="0cm" style:contextual-spacing="false" fo:widows="1" fo:padding="0cm" fo:border="none"/>
      <style:text-properties officeooo:paragraph-rsid="020ee75e"/>
    </style:style>
    <style:style style:name="P103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104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105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07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108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109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110" style:family="paragraph" style:parent-style-name="Text_20_body">
      <style:text-properties style:font-name="Liberation Serif" fo:font-size="12pt" style:font-size-asian="12pt" style:font-size-complex="12pt"/>
    </style:style>
    <style:style style:name="P111" style:family="paragraph" style:parent-style-name="Heading_20_1">
      <style:text-properties style:font-name="Liberation Serif" fo:font-size="12pt" fo:language="en" fo:country="US" style:font-size-asian="12pt" style:font-size-complex="12pt"/>
    </style:style>
    <style:style style:name="P112" style:family="paragraph" style:parent-style-name="Heading_20_2">
      <style:text-properties style:font-name="Liberation Serif" fo:font-size="12pt" style:font-size-asian="12pt" style:font-size-complex="12pt"/>
    </style:style>
    <style:style style:name="P113" style:family="paragraph" style:parent-style-name="Standard">
      <style:text-properties style:font-name="Liberation Mono" fo:font-weight="bold" style:font-weight-asian="bold" style:font-weight-complex="bold"/>
    </style:style>
    <style:style style:name="P114" style:family="paragraph" style:parent-style-name="Standard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115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style:font-size-asian="12pt" style:font-size-complex="12pt"/>
    </style:style>
    <style:style style:name="P116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fo:font-weight="bold" style:font-size-asian="12pt" style:font-size-complex="12pt"/>
    </style:style>
    <style:style style:name="P117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18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19" style:family="paragraph" style:parent-style-name="Text_20_body" style:list-style-name="L1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20" style:family="paragraph" style:parent-style-name="Text_20_body" style:list-style-name="L1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21" style:family="paragraph" style:parent-style-name="Text_20_body" style:list-style-name="L5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officeooo:paragraph-rsid="020dbe4a" style:font-size-asian="12pt" style:font-size-complex="12pt"/>
    </style:style>
    <style:style style:name="P122" style:family="paragraph" style:parent-style-name="Text_20_body" style:list-style-name="L7">
      <style:paragraph-properties fo:margin-top="0cm" fo:margin-bottom="0cm" style:contextual-spacing="false" fo:line-height="100%" fo:widows="1" fo:padding="0cm" fo:border="none"/>
      <style:text-properties fo:font-variant="normal" fo:text-transform="none" fo:color="#252525" style:font-name="Liberation Serif" fo:font-size="12pt" fo:letter-spacing="normal" fo:font-style="normal" fo:font-weight="bold" officeooo:rsid="021582b9" officeooo:paragraph-rsid="02159aba" style:font-size-asian="12pt" style:font-weight-asian="bold" style:font-size-complex="12pt" style:font-weight-complex="bold"/>
    </style:style>
    <style:style style:name="P123" style:family="paragraph" style:parent-style-name="Text_20_body" style:list-style-name="L3">
      <style:paragraph-properties fo:margin-top="0cm" fo:margin-bottom="0cm" style:contextual-spacing="false" fo:widows="1" fo:padding="0cm" fo:border="none"/>
      <style:text-properties officeooo:paragraph-rsid="020393b5"/>
    </style:style>
    <style:style style:name="P124" style:family="paragraph" style:parent-style-name="Text_20_body" style:list-style-name="L3">
      <style:paragraph-properties fo:margin-top="0cm" fo:margin-bottom="0cm" style:contextual-spacing="false" fo:widows="1" fo:padding="0cm" fo:border="none"/>
      <style:text-properties officeooo:paragraph-rsid="020a4af0"/>
    </style:style>
    <style:style style:name="P125" style:family="paragraph" style:parent-style-name="Text_20_body" style:list-style-name="L4">
      <style:paragraph-properties fo:margin-top="0cm" fo:margin-bottom="0cm" style:contextual-spacing="false" fo:widows="1" fo:padding="0cm" fo:border="none"/>
      <style:text-properties officeooo:paragraph-rsid="020dbe4a"/>
    </style:style>
    <style:style style:name="P126" style:family="paragraph" style:parent-style-name="Text_20_body" style:list-style-name="L5">
      <style:paragraph-properties fo:margin-top="0cm" fo:margin-bottom="0cm" style:contextual-spacing="false" fo:widows="1" fo:padding="0cm" fo:border="none"/>
      <style:text-properties officeooo:paragraph-rsid="020dbe4a"/>
    </style:style>
    <style:style style:name="P127" style:family="paragraph" style:parent-style-name="Text_20_body" style:list-style-name="L6">
      <style:paragraph-properties fo:margin-top="0cm" fo:margin-bottom="0cm" style:contextual-spacing="false" fo:widows="1" fo:padding="0cm" fo:border="none"/>
      <style:text-properties officeooo:paragraph-rsid="020ee75e"/>
    </style:style>
    <style:style style:name="P128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29" style:family="paragraph" style:parent-style-name="Standard" style:list-style-name="L7">
      <style:paragraph-properties fo:margin-top="0cm" fo:margin-bottom="0cm" style:contextual-spacing="false" fo:line-height="100%"/>
      <style:text-properties fo:font-variant="normal" fo:text-transform="none" fo:color="#252525" style:font-name="Liberation Serif" fo:font-size="12pt" fo:letter-spacing="normal" fo:font-style="normal" fo:font-weight="bold" officeooo:rsid="021582b9" officeooo:paragraph-rsid="021582b9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a4ff71" style:font-weight-asian="bold" style:font-weight-complex="bold"/>
    </style:style>
    <style:style style:name="T4" style:family="text">
      <style:text-properties fo:font-weight="bold" officeooo:rsid="00bde66d" style:font-weight-asian="bold" style:font-weight-complex="bold"/>
    </style:style>
    <style:style style:name="T5" style:family="text">
      <style:text-properties fo:font-weight="bold" officeooo:rsid="00c14678" style:font-weight-asian="bold" style:font-weight-complex="bold"/>
    </style:style>
    <style:style style:name="T6" style:family="text">
      <style:text-properties fo:font-weight="bold" officeooo:rsid="01800d5b" style:font-weight-asian="bold" style:font-weight-complex="bold"/>
    </style:style>
    <style:style style:name="T7" style:family="text">
      <style:text-properties fo:font-weight="bold" officeooo:rsid="019c9ea8" style:font-weight-asian="bold" style:font-weight-complex="bold"/>
    </style:style>
    <style:style style:name="T8" style:family="text">
      <style:text-properties fo:font-weight="bold" officeooo:rsid="01b5a90b" style:font-weight-asian="bold" style:font-weight-complex="bold"/>
    </style:style>
    <style:style style:name="T9" style:family="text">
      <style:text-properties fo:font-weight="bold" officeooo:rsid="01e6dbaa" style:font-weight-asian="bold" style:font-weight-complex="bold"/>
    </style:style>
    <style:style style:name="T10" style:family="text">
      <style:text-properties fo:font-weight="bold" officeooo:rsid="02246d16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weight-asian="bold" style:font-weight-complex="bold"/>
    </style:style>
    <style:style style:name="T14" style:family="text">
      <style:text-properties fo:language="en" fo:country="US" fo:font-weight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bold" officeooo:rsid="00a4ff71" style:font-weight-asian="bold" style:font-weight-complex="bold"/>
    </style:style>
    <style:style style:name="T17" style:family="text">
      <style:text-properties fo:language="en" fo:country="US" fo:font-weight="bold" officeooo:rsid="01800d5b" style:font-weight-asian="bold" style:font-weight-complex="bold"/>
    </style:style>
    <style:style style:name="T18" style:family="text">
      <style:text-properties fo:language="en" fo:country="US" fo:font-weight="bold" officeooo:rsid="018642c7"/>
    </style:style>
    <style:style style:name="T19" style:family="text">
      <style:text-properties officeooo:rsid="00791e85"/>
    </style:style>
    <style:style style:name="T20" style:family="text">
      <style:text-properties fo:font-style="normal"/>
    </style:style>
    <style:style style:name="T21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252525" style:font-name="Liberation Serif" fo:font-size="12pt" fo:letter-spacing="normal" fo:font-style="normal" fo:font-weight="normal" officeooo:rsid="020ee75e" style:font-size-asian="12pt" style:font-size-complex="12pt"/>
    </style:style>
    <style:style style:name="T23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52525" style:font-name="Liberation Serif" fo:font-size="12pt" fo:letter-spacing="normal" fo:font-style="normal" fo:font-weight="bold" officeooo:rsid="01b051fc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52525" style:font-name="Liberation Serif" fo:font-size="12pt" fo:letter-spacing="normal" fo:font-style="normal" fo:font-weight="bold" officeooo:rsid="02041529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52525" style:font-name="Liberation Serif" fo:font-size="12pt" fo:letter-spacing="normal" fo:font-style="normal" fo:font-weight="bold" officeooo:rsid="0208b3ba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252525" style:font-name="Liberation Serif" fo:font-size="12pt" fo:letter-spacing="normal" fo:font-style="normal" fo:font-weight="bold" officeooo:rsid="020a5a4f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252525" fo:letter-spacing="normal" fo:font-style="normal" fo:font-weight="normal" officeooo:rsid="01b2d3ea"/>
    </style:style>
    <style:style style:name="T29" style:family="text"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252525" style:font-name="Liberation Mono" fo:font-size="12pt" fo:letter-spacing="normal" fo:font-style="normal" fo:font-weight="bold" officeooo:rsid="020ee75e" style:font-size-asian="12pt" style:font-weight-asian="bold" style:font-size-complex="12pt" style:font-weight-complex="bold"/>
    </style:style>
    <style:style style:name="T31" style:family="text">
      <style:text-properties officeooo:rsid="00a574af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ize="12pt" style:font-size-asian="12pt" style:font-size-complex="12pt"/>
    </style:style>
    <style:style style:name="T34" style:family="text">
      <style:text-properties style:font-name="Liberation Serif" fo:font-size="12pt" officeooo:rsid="00b18659" style:font-size-asian="12pt" style:font-size-complex="12pt"/>
    </style:style>
    <style:style style:name="T35" style:family="text">
      <style:text-properties style:font-name="Liberation Serif" fo:font-size="12pt" fo:font-weight="bold" officeooo:rsid="00b18659" style:font-size-asian="12pt" style:font-weight-asian="bold" style:font-size-complex="12pt" style:font-weight-complex="bold"/>
    </style:style>
    <style:style style:name="T36" style:family="text">
      <style:text-properties style:font-name="Liberation Serif" fo:font-size="12pt" fo:font-weight="bold" officeooo:rsid="02217272" style:font-size-asian="12pt" style:font-weight-asian="bold" style:font-size-complex="12pt" style:font-weight-complex="bold"/>
    </style:style>
    <style:style style:name="T37" style:family="text">
      <style:text-properties style:font-name="Liberation Serif" fo:font-weight="bold" style:font-weight-asian="bold" style:font-weight-complex="bold"/>
    </style:style>
    <style:style style:name="T38" style:family="text">
      <style:text-properties style:font-name="Liberation Serif" fo:font-weight="bold" officeooo:rsid="01d1d363" style:font-weight-asian="bold" style:font-weight-complex="bold"/>
    </style:style>
    <style:style style:name="T39" style:family="text">
      <style:text-properties style:font-name="Liberation Serif" fo:font-weight="bold" officeooo:rsid="01e12260" style:font-weight-asian="bold" style:font-weight-complex="bold"/>
    </style:style>
    <style:style style:name="T40" style:family="text">
      <style:text-properties style:font-name="Liberation Serif" fo:font-weight="bold" officeooo:rsid="00c2a192" style:font-weight-asian="bold" style:font-weight-complex="bold"/>
    </style:style>
    <style:style style:name="T41" style:family="text">
      <style:text-properties style:font-name="Liberation Serif" fo:font-weight="bold" officeooo:rsid="01d77332" style:font-weight-asian="bold" style:font-weight-complex="bold"/>
    </style:style>
    <style:style style:name="T42" style:family="text">
      <style:text-properties style:font-name="Liberation Serif" fo:font-weight="normal" style:font-weight-asian="normal" style:font-weight-complex="normal"/>
    </style:style>
    <style:style style:name="T43" style:family="text">
      <style:text-properties style:font-name="Liberation Serif" fo:font-weight="normal" officeooo:rsid="01e12260" style:font-weight-asian="normal" style:font-weight-complex="normal"/>
    </style:style>
    <style:style style:name="T44" style:family="text">
      <style:text-properties style:font-name="Liberation Serif" fo:font-weight="normal" officeooo:rsid="01e217df" style:font-weight-asian="normal" style:font-weight-complex="normal"/>
    </style:style>
    <style:style style:name="T45" style:family="text">
      <style:text-properties style:font-name="Liberation Serif" fo:font-weight="normal" officeooo:rsid="02159aba" style:font-weight-asian="normal" style:font-weight-complex="normal"/>
    </style:style>
    <style:style style:name="T46" style:family="text">
      <style:text-properties style:font-name="Liberation Serif" officeooo:rsid="019784cf"/>
    </style:style>
    <style:style style:name="T47" style:family="text">
      <style:text-properties style:font-name="Liberation Serif" officeooo:rsid="01d8b675"/>
    </style:style>
    <style:style style:name="T48" style:family="text">
      <style:text-properties style:font-weight-asian="normal" style:font-weight-complex="normal"/>
    </style:style>
    <style:style style:name="T49" style:family="text">
      <style:text-properties officeooo:rsid="018a8e32" style:font-weight-asian="normal" style:font-weight-complex="normal"/>
    </style:style>
    <style:style style:name="T50" style:family="text">
      <style:text-properties officeooo:rsid="01e7ec74" style:font-weight-asian="normal" style:font-weight-complex="normal"/>
    </style:style>
    <style:style style:name="T51" style:family="text">
      <style:text-properties officeooo:rsid="01e9a1bc" style:font-weight-asian="normal" style:font-weight-complex="normal"/>
    </style:style>
    <style:style style:name="T52" style:family="text">
      <style:text-properties officeooo:rsid="00c14678"/>
    </style:style>
    <style:style style:name="T53" style:family="text">
      <style:text-properties style:font-name="Liberation Mono"/>
    </style:style>
    <style:style style:name="T54" style:family="text">
      <style:text-properties style:font-name="Liberation Mono" fo:font-weight="bold" style:font-weight-asian="bold" style:font-weight-complex="bold"/>
    </style:style>
    <style:style style:name="T55" style:family="text">
      <style:text-properties style:font-name="Liberation Mono" fo:font-weight="bold" officeooo:rsid="01bb7bd7" style:font-weight-asian="bold" style:font-weight-complex="bold"/>
    </style:style>
    <style:style style:name="T56" style:family="text">
      <style:text-properties style:font-name="Liberation Mono" fo:font-weight="bold" officeooo:rsid="01ef5af3" style:font-weight-asian="bold" style:font-weight-complex="bold"/>
    </style:style>
    <style:style style:name="T57" style:family="text">
      <style:text-properties style:font-name="Liberation Mono" fo:font-size="9pt" style:font-size-asian="9pt" style:font-size-complex="9pt"/>
    </style:style>
    <style:style style:name="T58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59" style:family="text">
      <style:text-properties style:font-name="Liberation Mono" officeooo:rsid="020ee75e"/>
    </style:style>
    <style:style style:name="T60" style:family="text">
      <style:text-properties officeooo:rsid="019a1118"/>
    </style:style>
    <style:style style:name="T61" style:family="text">
      <style:text-properties officeooo:rsid="019b4336"/>
    </style:style>
    <style:style style:name="T62" style:family="text">
      <style:text-properties officeooo:rsid="019c9ea8"/>
    </style:style>
    <style:style style:name="T63" style:family="text">
      <style:text-properties officeooo:rsid="01a150f0"/>
    </style:style>
    <style:style style:name="T64" style:family="text">
      <style:text-properties officeooo:rsid="01b5a90b"/>
    </style:style>
    <style:style style:name="T65" style:family="text">
      <style:text-properties officeooo:rsid="01c059e0"/>
    </style:style>
    <style:style style:name="T66" style:family="text">
      <style:text-properties officeooo:rsid="01c5d24f"/>
    </style:style>
    <style:style style:name="T67" style:family="text">
      <style:text-properties officeooo:rsid="01dcc868"/>
    </style:style>
    <style:style style:name="T68" style:family="text">
      <style:text-properties officeooo:rsid="01ec5fe2"/>
    </style:style>
    <style:style style:name="T69" style:family="text">
      <style:text-properties officeooo:rsid="01fdea6f"/>
    </style:style>
    <style:style style:name="T70" style:family="text">
      <style:text-properties officeooo:rsid="02184b03"/>
    </style:style>
    <style:style style:name="T71" style:family="text">
      <style:text-properties officeooo:rsid="022b8a6c"/>
    </style:style>
    <style:style style:name="T72" style:family="text">
      <style:text-properties officeooo:rsid="022c31ac"/>
    </style:style>
    <style:style style:name="T73" style:family="text">
      <style:text-properties officeooo:rsid="022ce771"/>
    </style:style>
    <style:style style:name="T74" style:family="text">
      <style:text-properties officeooo:rsid="022f20de"/>
    </style:style>
    <style:style style:name="T75" style:family="text">
      <style:text-properties officeooo:rsid="00371e2f"/>
    </style:style>
    <style:style style:name="T76" style:family="text">
      <style:text-properties officeooo:rsid="0263684f"/>
    </style:style>
    <style:style style:name="T77" style:family="text">
      <style:text-properties officeooo:rsid="002d4cf0"/>
    </style:style>
    <style:style style:name="T78" style:family="text">
      <style:text-properties officeooo:rsid="002f4af5"/>
    </style:style>
    <style:style style:name="T79" style:family="text">
      <style:text-properties officeooo:rsid="001cd72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1" text:outline-level="1"><text:bookmark text:name="firstHeading"/><text:span text:style-name="T2">Python</text:span>/C2/Getting-started-with-<text:span text:style-name="T6">files</text:span>/English</text:h>
      <text:p text:style-name="P108"/>
      <text:section text:style-name="Sect1" text:name="bodyContent">
        <text:p text:style-name="P110"/>
        <text:section text:style-name="Sect1" text:name="contentSub">
          <text:p text:style-name="P110"/>
        </text:section>
      </text:section>
      <text:section text:style-name="Sect2" text:name="mw-content-text">
        <text:p text:style-name="P108"><text:span text:style-name="T1">Title of script</text:span>: Getting started with <text:span text:style-name="T3">f</text:span><text:span text:style-name="T6">iles</text:span></text:p>
        <text:p text:style-name="P109">Author: <text:span text:style-name="T71">Puneeth, </text:span>Thirumalesh H S</text:p>
        <text:p text:style-name="P110"><text:span text:style-name="T14">Keywords: </text:span><text:span text:style-name="T18">Python, I</text:span><text:span text:style-name="T15">Python</text:span><text:span text:style-name="T14">, </text:span><text:span text:style-name="T16">f</text:span><text:span text:style-name="T17">iles,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">Visual Cue</text:p>
            </table:table-cell>
            <table:table-cell table:style-name="Table1.A1" office:value-type="string">
              <text:p text:style-name="P1">Narration</text:p>
            </table:table-cell>
          </table:table-row>
          <table:table-row>
            <table:table-cell table:style-name="Table1.A1" office:value-type="string">
              <text:p text:style-name="P2">Show Slide</text:p>
            </table:table-cell>
            <table:table-cell table:style-name="Table1.A1" office:value-type="string">
              <text:p text:style-name="P12"><text:span text:style-name="T33">Hello Friends. Welcome to the tutorial on "</text:span><text:span text:style-name="T34">G</text:span><text:span text:style-name="T33">etting started with </text:span><text:span text:style-name="Teletype"><text:span text:style-name="T35">f</text:span></text:span><text:span text:style-name="Teletype"><text:span text:style-name="T36">iles</text:span></text:span><text:span text:style-name="T33">". </text:span></text:p>
            </table:table-cell>
          </table:table-row>
          <table:table-row>
            <table:table-cell table:style-name="Table1.A1" office:value-type="string">
              <text:p text:style-name="P18">Show Slide </text:p>
              <text:p text:style-name="P84"><text:span text:style-name="T31">O</text:span>bjectives </text:p>
              <text:p text:style-name="P2"/>
            </table:table-cell>
            <table:table-cell table:style-name="Table1.A1" office:value-type="string">
              <text:p text:style-name="P27">At the end of this tutorial, you will be able to -</text:p>
              <text:p text:style-name="P27"/>
              <text:list xml:id="list2038596894756849093" text:style-name="L1">
                <text:list-item>
                  <text:p text:style-name="P119">Open a file.</text:p>
                </text:list-item>
                <text:list-item>
                  <text:p text:style-name="P120">Read the contents of the file line by line.</text:p>
                </text:list-item>
                <text:list-item>
                  <text:p text:style-name="P120">Read the entire content of <text:span text:style-name="T72">the </text:span>file at once.</text:p>
                </text:list-item>
                <text:list-item>
                  <text:p text:style-name="P120">Close the file.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2">Show Slide</text:p>
              <text:p text:style-name="P2">System <text:span text:style-name="T19">Specifications</text:span> </text:p>
            </table:table-cell>
            <table:table-cell table:style-name="Table1.A4" office:value-type="string">
              <text:p text:style-name="P2">To record this tutorial, I am using </text:p>
              <text:list xml:id="list2046539768467446484" text:style-name="L2">
                <text:list-item>
                  <text:p text:style-name="P115"><text:span text:style-name="T1">Ubuntu Linux 14.04</text:span> operating system</text:p>
                </text:list-item>
                <text:list-item>
                  <text:p text:style-name="P116"><text:span text:style-name="T13">Python</text:span> 2.7.6</text:p>
                </text:list-item>
                <text:list-item>
                  <text:p text:style-name="P115"><text:span text:style-name="T2">IPython</text:span><text:span text:style-name="T1"> </text:span><text:span text:style-name="T10">4</text:span><text:span text:style-name="T1">.0.0</text:span></text:p>
                </text:list-item>
              </text:list>
            </table:table-cell>
          </table:table-row>
          <table:table-row table:style-name="Table1.5">
            <table:table-cell table:style-name="Table1.A1" office:value-type="string">
              <text:p text:style-name="P5">Show Slide: </text:p>
              <text:p text:style-name="P91">Pre-requisite</text:p>
            </table:table-cell>
            <table:table-cell table:style-name="Table1.A1" office:value-type="string">
              <text:p text:style-name="P101"><text:span text:style-name="T70">To understant</text:span> this tutorial, <text:span text:style-name="T70">the learner should be familiar with<text:line-break/></text:span>"Getting started with <text:span text:style-name="T2">Lists</text:span>" and <text:line-break/>"Getting started with <text:span text:style-name="T2">For</text:span>".</text:p>
            </table:table-cell>
          </table:table-row>
          <table:table-row table:style-name="Table1.6">
            <table:table-cell table:style-name="Table1.A6" office:value-type="string">
              <text:p text:style-name="P18">[Terminal]</text:p>
              <text:p text:style-name="P18">Type <text:span text:style-name="T2">ipython</text:span> <text:span text:style-name="T2">--</text:span><text:span text:style-name="T5">pylab</text:span><text:span text:style-name="T52">&gt;&gt; press </text:span><text:span text:style-name="T4">Enter</text:span><text:line-break/></text:p>
            </table:table-cell>
            <table:table-cell table:style-name="Table1.A6" office:value-type="string">
              <text:p text:style-name="P33">Open the <text:span text:style-name="T2">terminal </text:span><text:span text:style-name="T48">by pressing the keys </text:span><text:span text:style-name="T2">Ctrl+Alt+T</text:span></text:p>
              <text:p text:style-name="P68"/>
              <text:p text:style-name="P44">Type <text:span text:style-name="T2">ipython –-</text:span><text:span text:style-name="T5">pylab </text:span>and press <text:span text:style-name="T2">Enter</text:span></text:p>
            </table:table-cell>
          </table:table-row>
          <table:table-row table:style-name="Table1.7">
            <table:table-cell table:style-name="Table1.A6" office:value-type="string">
              <text:p text:style-name="P47"/>
            </table:table-cell>
            <table:table-cell table:style-name="Table1.A6" office:value-type="string">
              <text:p text:style-name="P94">Keep the file <text:span text:style-name="Teletype"><text:span text:style-name="T40">pendulum.txt </text:span></text:span><text:span text:style-name="Teletype"><text:span text:style-name="T32">in the present working directory.</text:span></text:span></text:p>
            </table:table-cell>
          </table:table-row>
          <table:table-row table:style-name="Table1.7">
            <table:table-cell table:style-name="Table1.A6" office:value-type="string">
              <text:p text:style-name="P47">[IPython Terminal]</text:p>
              <text:p text:style-name="P45"/>
              <text:p text:style-name="P45"/>
              <text:p text:style-name="P69"><text:span text:style-name="T57">f = open('pendulum.txt')</text:span><text:line-break/></text:p>
            </table:table-cell>
            <table:table-cell table:style-name="Table1.A6" office:value-type="string">
              <text:p text:style-name="P92">Let us first open the file, <text:span text:style-name="Teletype"><text:span text:style-name="T37">pendulum.txt</text:span></text:span></text:p>
              <text:p text:style-name="P93"><text:span text:style-name="Teletype"><text:span text:style-name="T46">Type </text:span></text:span></text:p>
              <text:p text:style-name="P70"><text:span text:style-name="Teletype"><text:span text:style-name="T53">f = open('pendulum.txt')</text:span></text:span></text:p>
            </table:table-cell>
          </table:table-row>
          <table:table-row>
            <table:table-cell table:style-name="Table1.A6" office:value-type="string">
              <text:p text:style-name="P48">[IPython Terminal]</text:p>
              <text:p text:style-name="P19"><text:span text:style-name="T2">f</text:span><text:line-break/></text:p>
            </table:table-cell>
            <table:table-cell table:style-name="Table1.A6" office:value-type="string">
              <text:p text:style-name="P14">Here <text:span text:style-name="Teletype"><text:span text:style-name="T37">f</text:span></text:span><text:span text:style-name="Teletype"><text:span text:style-name="T32"> </text:span></text:span>is called a <text:span text:style-name="T2">file object</text:span>. </text:p>
              <text:p text:style-name="P14"/>
              <text:p text:style-name="P14"><text:span text:style-name="T32">Let us type </text:span><text:span text:style-name="Teletype"><text:span text:style-name="T37">f</text:span></text:span><text:span text:style-name="Teletype"><text:span text:style-name="T32"> </text:span></text:span><text:span text:style-name="T32">on the </text:span><text:span text:style-name="T2">terminal</text:span><text:span text:style-name="T32"> to see what it is.</text:span></text:p>
            </table:table-cell>
          </table:table-row>
          <text:soft-page-break/>
          <table:table-row>
            <table:table-cell table:style-name="Table1.A4" office:value-type="string">
              <text:p text:style-name="P25">[I<text:span text:style-name="T61">P</text:span>ython <text:span text:style-name="T60">Terminal</text:span>]</text:p>
              <text:p text:style-name="P26">Highlight <text:span text:style-name="T2">filepath </text:span><text:span text:style-name="T62">and </text:span><text:span text:style-name="T7">mode 'r'</text:span></text:p>
            </table:table-cell>
            <table:table-cell table:style-name="Table1.A4" office:value-type="string">
              <text:p text:style-name="P6">The file object shows the filepath and mode of the file which is open. </text:p>
              <text:p text:style-name="P7"><text:span text:style-name="T2">'r' </text:span>stand for <text:span text:style-name="T2">read</text:span> <text:span text:style-name="T12">only</text:span> <text:span text:style-name="T2">mode</text:span> and <text:span text:style-name="T2">'w'</text:span> stands for <text:span text:style-name="T2">write</text:span> <text:span text:style-name="T2">mode</text:span>. </text:p>
              <text:p text:style-name="P7">As you can see, this <text:span text:style-name="T2">file</text:span> is <text:span text:style-name="T2">open</text:span> in <text:span text:style-name="T2">read</text:span> only <text:span text:style-name="T2">mode</text:span>.</text:p>
            </table:table-cell>
          </table:table-row>
          <table:table-row>
            <table:table-cell table:style-name="Table1.A4" office:value-type="string">
              <text:p text:style-name="P49">[IPython Terminal]</text:p>
              <text:p text:style-name="P46"/>
              <text:p text:style-name="P73"><text:span text:style-name="T53">pend = f.read()</text:span><text:line-break/></text:p>
            </table:table-cell>
            <table:table-cell table:style-name="Table1.A4" office:value-type="string">
              <text:p text:style-name="P15">We shall first learn to <text:span text:style-name="T2">read</text:span> the whole <text:span text:style-name="T2">file</text:span> into a single <text:span text:style-name="T2">variable</text:span>. </text:p>
              <text:p text:style-name="P15"/>
              <text:p text:style-name="P15"><text:span text:style-name="T32">We use the </text:span><text:span text:style-name="Teletype"><text:span text:style-name="T37">read </text:span></text:span><text:span text:style-name="T2">method</text:span><text:span text:style-name="T32"> to </text:span><text:span text:style-name="T2">read</text:span><text:span text:style-name="T32"> all the contents of the file into the </text:span><text:span text:style-name="T2">variable</text:span><text:span text:style-name="T32">, </text:span><text:span text:style-name="Teletype"><text:span text:style-name="T37">pend</text:span></text:span><text:span text:style-name="T32">.<text:line-break/></text:span></text:p>
            </table:table-cell>
          </table:table-row>
          <table:table-row>
            <table:table-cell table:style-name="Table1.A4" office:value-type="string">
              <text:p text:style-name="P49">[IPython Terminal]</text:p>
              <text:p text:style-name="P71"/>
              <text:p text:style-name="P71"><text:span text:style-name="T53">print pend</text:span><text:line-break/></text:p>
            </table:table-cell>
            <table:table-cell table:style-name="Table1.A4" office:value-type="string">
              <text:p text:style-name="P16">Now, let us see what <text:span text:style-name="Teletype"><text:span text:style-name="T37">pend </text:span></text:span>contains, by typing</text:p>
              <text:p text:style-name="P16"><text:span text:style-name="Teletype"><text:span text:style-name="T54">print pend</text:span></text:span><text:span text:style-name="T32"><text:line-break/></text:span></text:p>
            </table:table-cell>
          </table:table-row>
          <table:table-row>
            <table:table-cell table:style-name="Table1.A4" office:value-type="string">
              <text:p text:style-name="P50">[IPython Terminal]</text:p>
              <text:p text:style-name="P72"/>
              <text:p text:style-name="P72"><text:span text:style-name="T53">pend</text:span><text:line-break/></text:p>
            </table:table-cell>
            <table:table-cell table:style-name="Table1.A4" office:value-type="string">
              <text:p text:style-name="P17">We can see that <text:span text:style-name="Teletype"><text:span text:style-name="T37">pend</text:span></text:span><text:span text:style-name="Teletype"><text:span text:style-name="T32"> </text:span></text:span>has all the <text:span text:style-name="T2">data</text:span> of the <text:span text:style-name="T2">file</text:span>. </text:p>
              <text:p text:style-name="P17"/>
              <text:p text:style-name="P17"><text:span text:style-name="T32">Type just </text:span><text:span text:style-name="Teletype"><text:span text:style-name="T37">pend</text:span></text:span><text:span text:style-name="Teletype"><text:span text:style-name="T32"> </text:span></text:span><text:span text:style-name="T32">to see more explicitly, what it contains.</text:span></text:p>
            </table:table-cell>
          </table:table-row>
          <table:table-row>
            <table:table-cell table:style-name="Table1.A4" office:value-type="string">
              <text:p text:style-name="P29">Show Slide </text:p>
              <text:p text:style-name="P95"><text:span text:style-name="T63">Exercise</text:span> 1</text:p>
              <text:p text:style-name="P20"/>
            </table:table-cell>
            <table:table-cell table:style-name="Table1.A4" office:value-type="string">
              <text:p text:style-name="P30">Pause the video here, try out the following exercise and resume the video.</text:p>
              <text:p text:style-name="P30"/>
              <text:p text:style-name="P98"><text:span text:style-name="T21">Split the variable </text:span><text:span text:style-name="T24">pend</text:span><text:span text:style-name="T21"> into a list of the lines in the file.</text:span></text:p>
              <text:p text:style-name="P99">Store this <text:span text:style-name="T2">list </text:span><text:span text:style-name="T12">in a variable, say </text:span><text:span text:style-name="T2">pend_list</text:span></text:p>
            </table:table-cell>
          </table:table-row>
          <table:table-row>
            <table:table-cell table:style-name="Table1.A4" office:value-type="string">
              <text:p text:style-name="P51">[IPython Terminal]</text:p>
              <text:p text:style-name="P39"/>
              <text:p text:style-name="P39">Type</text:p>
              <text:p text:style-name="P74">pend_list = pend.splitlines()</text:p>
              <text:p text:style-name="P113">pend_list</text:p>
              <text:p text:style-name="P27"/>
            </table:table-cell>
            <table:table-cell table:style-name="Table1.A4" office:value-type="string">
              <text:p text:style-name="P84">We use the <text:span text:style-name="T73">method</text:span> <text:span text:style-name="Teletype"><text:span text:style-name="T54">splitlines</text:span></text:span><text:span text:style-name="Teletype"><text:span text:style-name="T32"> </text:span></text:span>to <text:span text:style-name="T8">split</text:span><text:span text:style-name="T64"> a </text:span><text:span text:style-name="T8">file</text:span><text:span text:style-name="T64"> of data into </text:span><text:span text:style-name="T8">list</text:span><text:span text:style-name="T64"> on lines.</text:span>.<text:line-break/></text:p>
              <text:p text:style-name="P40">Type</text:p>
              <text:p text:style-name="P75">pend_list = pend.splitlines()</text:p>
              <text:p text:style-name="P81">pend_list</text:p>
            </table:table-cell>
          </table:table-row>
          <table:table-row>
            <table:table-cell table:style-name="Table1.A4" office:value-type="string">
              <text:p text:style-name="P51">[IPython Terminal]</text:p>
              <text:p text:style-name="P76"/>
              <text:p text:style-name="P82">f.close()<text:line-break/></text:p>
            </table:table-cell>
            <table:table-cell table:style-name="Table1.A4" office:value-type="string">
              <text:p text:style-name="P62">Now, let us learn to read the file line-by-line. </text:p>
              <text:p text:style-name="P62"/>
              <text:p text:style-name="P62">But, before that we will have to close the file, since the file has already been read till the end.</text:p>
              <text:p text:style-name="P62"/>
              <text:p text:style-name="P96">Let us close the <text:span text:style-name="T2">file</text:span> opened into f. </text:p>
              <text:p text:style-name="P96"><text:span text:style-name="T66">Type </text:span><text:span text:style-name="T54">f.close() </text:span></text:p>
            </table:table-cell>
          </table:table-row>
          <table:table-row>
            <table:table-cell table:style-name="Table1.A4" office:value-type="string">
              <text:p text:style-name="P52">[IPython Terminal]</text:p>
              <text:p text:style-name="P77"/>
              <text:p text:style-name="P78">f</text:p>
            </table:table-cell>
            <table:table-cell table:style-name="Table1.A4" office:value-type="string">
              <text:p text:style-name="P28"><text:span text:style-name="T32">Again type </text:span><text:span text:style-name="T55">f </text:span><text:span text:style-name="T32">on the prompt to see what it </text:span><text:span text:style-name="T74">is</text:span><text:span text:style-name="T32">.</text:span></text:p>
            </table:table-cell>
          </table:table-row>
          <table:table-row>
            <table:table-cell table:style-name="Table1.A4" office:value-type="string">
              <text:p text:style-name="P52">[IPython Terminal]</text:p>
              <text:p text:style-name="P38"/>
              <text:p text:style-name="P41">Highlight <text:span text:style-name="T2">closed file</text:span></text:p>
            </table:table-cell>
            <table:table-cell table:style-name="Table1.A4" office:value-type="string">
              <text:p text:style-name="P21">Notice, that it now says the <text:span text:style-name="T2">file</text:span> has been closed. </text:p>
              <text:p text:style-name="P21"/>
              <text:p text:style-name="P21">It is a good programming practice to <text:span text:style-name="T2">close</text:span> any <text:span text:style-name="T2">file</text:span> <text:span text:style-name="T2">objects</text:span> that we have opened, after their job is done.<text:line-break/></text:p>
            </table:table-cell>
          </table:table-row>
          <text:soft-page-break/>
          <table:table-row>
            <table:table-cell table:style-name="Table1.A4" office:value-type="string">
              <text:p text:style-name="P60">Show Slide </text:p>
              <text:p text:style-name="P95"><text:span text:style-name="T65">Exercise</text:span> 2</text:p>
              <text:p text:style-name="P24"/>
            </table:table-cell>
            <table:table-cell table:style-name="Table1.A4" office:value-type="string">
              <text:p text:style-name="P63">Let us, now move on to <text:span text:style-name="T1">reading</text:span> <text:span text:style-name="T1">files</text:span> <text:span text:style-name="T1">line</text:span>-<text:span text:style-name="T1">by</text:span>-<text:span text:style-name="T1">line</text:span>. </text:p>
              <text:p text:style-name="P63"/>
              <text:p text:style-name="P63">Pause the video here, try out the following exercise and resume the video.</text:p>
              <text:p text:style-name="P63"/>
              <text:p text:style-name="P98"><text:span text:style-name="T21">Re-open the file </text:span><text:span text:style-name="Teletype"><text:span text:style-name="T23">pendulum.txt</text:span></text:span><text:span text:style-name="Teletype"><text:span text:style-name="T21"> </text:span></text:span><text:span text:style-name="T21">with </text:span><text:span text:style-name="Teletype"><text:span text:style-name="T29">f</text:span></text:span><text:span text:style-name="Teletype"><text:span text:style-name="T21"> </text:span></text:span><text:span text:style-name="T21">as the file object.</text:span></text:p>
            </table:table-cell>
          </table:table-row>
          <table:table-row>
            <table:table-cell table:style-name="Table1.A4" office:value-type="string">
              <text:p text:style-name="P53">[IPython Terminal]</text:p>
              <text:p text:style-name="P22"><text:span text:style-name="T28"><text:line-break/></text:span><text:span text:style-name="T58">f = open('pendulum.txt')</text:span><text:line-break/></text:p>
            </table:table-cell>
            <table:table-cell table:style-name="Table1.A4" office:value-type="string">
              <text:p text:style-name="P85">We just use the up arrow until we reach the <text:span text:style-name="T2">open</text:span> <text:span text:style-name="T2">command</text:span> and issue it again.</text:p>
            </table:table-cell>
          </table:table-row>
          <table:table-row>
            <table:table-cell table:style-name="Table1.A4" office:value-type="string">
              <text:p text:style-name="P54">[IPython Terminal]</text:p>
              <text:p text:style-name="P34"/>
              <text:p text:style-name="P79">for line in f:</text:p>
              <text:p text:style-name="P113"><text:s text:c="4"/><text:span text:style-name="T20">print line</text:span></text:p>
              <text:p text:style-name="P34"/>
            </table:table-cell>
            <table:table-cell table:style-name="Table1.A4" office:value-type="string">
              <text:p text:style-name="P86">Now, to <text:span text:style-name="T2">read</text:span> the <text:span text:style-name="T2">file</text:span> line-by-line, we <text:span text:style-name="T2">iterate</text:span> over the <text:span text:style-name="T2">file</text:span> <text:span text:style-name="T2">object</text:span> line-by-line, using the <text:span text:style-name="Teletype"><text:span text:style-name="T37">for</text:span></text:span><text:span text:style-name="Teletype"><text:span text:style-name="T32"> </text:span></text:span><text:span text:style-name="Teletype"><text:span text:style-name="T38">loop</text:span></text:span>. </text:p>
              <text:p text:style-name="P86"/>
              <text:p text:style-name="P86">Let us <text:span text:style-name="T2">iterate</text:span> over the <text:span text:style-name="T2">file</text:span> line-wise and <text:span text:style-name="T2">print</text:span> each of the lines.</text:p>
              <text:p text:style-name="P86"/>
              <text:p text:style-name="P90">Type </text:p>
              <text:p text:style-name="P80">for line in f:</text:p>
              <text:p text:style-name="P83"><text:s text:c="4"/><text:span text:style-name="T20">print line</text:span></text:p>
            </table:table-cell>
          </table:table-row>
          <table:table-row>
            <table:table-cell table:style-name="Table1.A4" office:value-type="string">
              <text:p text:style-name="P55">[IPython Terminal]</text:p>
              <text:p text:style-name="P36"/>
              <text:p text:style-name="P42"><text:span text:style-name="T49">H</text:span><text:span text:style-name="T48">ighlight </text:span><text:span text:style-name="T2">line</text:span></text:p>
            </table:table-cell>
            <table:table-cell table:style-name="Table1.A4" office:value-type="string">
              <text:p text:style-name="P8"><text:span text:style-name="Teletype"><text:span text:style-name="T47">Here, </text:span></text:span><text:span text:style-name="Teletype"><text:span text:style-name="T41">l</text:span></text:span><text:span text:style-name="Teletype"><text:span text:style-name="T37">ine</text:span></text:span><text:span text:style-name="Teletype"><text:span text:style-name="T32"> </text:span></text:span>is a <text:span text:style-name="T2">loop</text:span> <text:span text:style-name="T2">variable</text:span>, and it is not a keyword. </text:p>
              <text:p text:style-name="P8"/>
              <text:p text:style-name="P8"><text:span text:style-name="T32">We could have used any other </text:span><text:span text:style-name="T2">variable</text:span><text:span text:style-name="T32"> </text:span><text:span text:style-name="T12">name</text:span><text:span text:style-name="T32">, but </text:span><text:span text:style-name="Teletype"><text:span text:style-name="T37">line</text:span></text:span><text:span text:style-name="Teletype"><text:span text:style-name="T32"> </text:span></text:span><text:span text:style-name="T32">seems meaningful enough.</text:span></text:p>
            </table:table-cell>
          </table:table-row>
          <table:table-row>
            <table:table-cell table:style-name="Table1.A4" office:value-type="string">
              <text:p text:style-name="P56">[IPython Terminal]</text:p>
              <text:p text:style-name="P35"/>
              <text:p text:style-name="P35"><text:span text:style-name="T54">line_list = []</text:span><text:line-break/></text:p>
            </table:table-cell>
            <table:table-cell table:style-name="Table1.A4" office:value-type="string">
              <text:p text:style-name="P9">Instead of just printing the lines, let us append them to a list, <text:span text:style-name="T67">say</text:span> <text:span text:style-name="Teletype"><text:span text:style-name="T37">line_list</text:span></text:span>. </text:p>
              <text:p text:style-name="P9"/>
              <text:p text:style-name="P9"><text:span text:style-name="T32">We first </text:span><text:span text:style-name="T2">initialize</text:span><text:span text:style-name="T32"> an </text:span><text:span text:style-name="Teletype"><text:span text:style-name="T37">line_list </text:span></text:span><text:span text:style-name="Teletype"><text:span text:style-name="T43">as </text:span></text:span><text:span text:style-name="Teletype"><text:span text:style-name="T44">an </text:span></text:span><text:span text:style-name="Teletype"><text:span text:style-name="T39">empty-list</text:span></text:span></text:p>
            </table:table-cell>
          </table:table-row>
          <table:table-row>
            <table:table-cell table:style-name="Table1.A4" office:value-type="string">
              <text:p text:style-name="P57">[IPython Terminal]</text:p>
              <text:p text:style-name="P57"/>
              <text:p text:style-name="P114">for line in <text:span text:style-name="T68">open('pendulum.txt'):</text:span></text:p>
              <text:p text:style-name="P114"><text:s text:c="4"/><text:span text:style-name="T20">line_list.append(line)</text:span></text:p>
              <text:p text:style-name="P113"/>
            </table:table-cell>
            <table:table-cell table:style-name="Table1.A4" office:value-type="string">
              <text:p text:style-name="P87">Let us then <text:span text:style-name="T2">read</text:span> the <text:span text:style-name="T2">file</text:span> line-by-line and then <text:span text:style-name="T2">append</text:span> each of the lines to the <text:span text:style-name="T9">line_</text:span><text:span text:style-name="T2">list</text:span>. </text:p>
              <text:p text:style-name="P87"/>
              <text:p text:style-name="P88">We could, as usual <text:span text:style-name="T2">close</text:span> the file using <text:span text:style-name="Teletype"><text:span text:style-name="T54">f.close</text:span></text:span><text:span text:style-name="Teletype"><text:span text:style-name="T56">()</text:span></text:span>and re-open it. </text:p>
              <text:p text:style-name="P88"/>
              <text:p text:style-name="P89">But, this time, let's leave alone the <text:span text:style-name="T2">file</text:span> <text:span text:style-name="T2">object</text:span> <text:span text:style-name="Teletype"><text:span text:style-name="T37">f</text:span></text:span><text:span text:style-name="Teletype"><text:span text:style-name="T32"> </text:span></text:span>and directly open the file within the <text:span text:style-name="T2">for</text:span> <text:span text:style-name="T2">statement</text:span>. </text:p>
              <text:p text:style-name="P89"/>
              <text:p text:style-name="P89">This will save us the trouble of closing the file, each time we open it.</text:p>
            </table:table-cell>
          </table:table-row>
          <table:table-row>
            <table:table-cell table:style-name="Table1.A4" office:value-type="string">
              <text:p text:style-name="P58">[IPython Terminal]</text:p>
              <text:p text:style-name="P58"/>
              <text:p text:style-name="P61"><text:span text:style-name="T51">Show</text:span><text:span text:style-name="T50"> the contents of </text:span><text:span text:style-name="T1">line_list</text:span></text:p>
            </table:table-cell>
            <table:table-cell table:style-name="Table1.A4" office:value-type="string">
              <text:p text:style-name="P13"><text:span text:style-name="T42">Let us see what </text:span><text:span text:style-name="Teletype"><text:span text:style-name="T32">line_list</text:span></text:span><text:span text:style-name="Teletype"><text:span text:style-name="T42"> </text:span></text:span><text:span text:style-name="T42">contains.</text:span><text:span text:style-name="T32"><text:line-break/></text:span></text:p>
            </table:table-cell>
          </table:table-row>
          <table:table-row table:style-name="Table1.26">
            <table:table-cell table:style-name="Table1.A4" office:value-type="string">
              <text:p text:style-name="P59">[IPython Terminal]</text:p>
              <text:p text:style-name="P64"/>
              <text:p text:style-name="P65"><text:span text:style-name="T49">H</text:span><text:span text:style-name="T48">ighlight </text:span><text:span text:style-name="T1">newline character</text:span></text:p>
            </table:table-cell>
            <table:table-cell table:style-name="Table1.A4" office:value-type="string">
              <text:p text:style-name="P23">Notice that <text:span text:style-name="Teletype"><text:span text:style-name="T37">line_list</text:span></text:span><text:span text:style-name="Teletype"><text:span text:style-name="T32"> </text:span></text:span>is a list of the lines in the file, along with the <text:span text:style-name="T2">newline</text:span> <text:span text:style-name="T2">characters</text:span>. </text:p>
              <text:p text:style-name="P23"/>
              <text:p text:style-name="P23">If you noticed, <text:span text:style-name="Teletype"><text:span text:style-name="T37">pend_list</text:span></text:span><text:span text:style-name="Teletype"><text:span text:style-name="T32"> </text:span></text:span>did not contain the <text:span text:style-name="T2">newline</text:span> <text:span text:style-name="T2">characters</text:span>, because the <text:span text:style-name="T2">string</text:span> <text:span text:style-name="Teletype"><text:span text:style-name="T37">pend</text:span></text:span>, was <text:span text:style-name="T2">split</text:span> on the <text:span text:style-name="T2">newline</text:span> <text:span text:style-name="T2">characters</text:span>.</text:p>
              <text:p text:style-name="P23"/>
              <text:p text:style-name="P100">We can <text:span text:style-name="T2">strip</text:span> out the <text:span text:style-name="T2">newline</text:span> <text:span text:style-name="T2">characters</text:span> from the lines <text:soft-page-break/>by using some string methods . </text:p>
              <text:p text:style-name="P100"><text:span text:style-name="T69">This will be covered</text:span> in the further tutorial on strings.</text:p>
            </table:table-cell>
          </table:table-row>
          <table:table-row table:style-name="Table1.26">
            <table:table-cell table:style-name="Table1.A4" office:value-type="string">
              <text:p text:style-name="P37">Show Slide </text:p>
              <text:p text:style-name="P95">Summary </text:p>
              <text:p text:style-name="P10"/>
            </table:table-cell>
            <table:table-cell table:style-name="Table1.A4" office:value-type="string">
              <text:p text:style-name="P32">This brings us to the end of this tutorial. In this tutorial, we learnt to -</text:p>
              <text:list xml:id="list836030828803249182" text:style-name="L3">
                <text:list-item>
                  <text:p text:style-name="P123"><text:span text:style-name="T21">Open and close files using the </text:span><text:span text:style-name="Teletype"><text:span text:style-name="T23">open</text:span></text:span><text:span text:style-name="Teletype"><text:span text:style-name="T21"> </text:span></text:span><text:span text:style-name="T21">and </text:span><text:span text:style-name="Teletype"><text:span text:style-name="T23">close</text:span></text:span><text:span text:style-name="Teletype"><text:span text:style-name="T21"> </text:span></text:span><text:span text:style-name="Teletype"><text:span text:style-name="T25">methods</text:span></text:span><text:span text:style-name="T21"> respectively.</text:span></text:p>
                </text:list-item>
                <text:list-item>
                  <text:p text:style-name="P123"><text:span text:style-name="T21">Read the data in the files as a whole, by using the </text:span><text:span text:style-name="Teletype"><text:span text:style-name="T23">read</text:span></text:span><text:span text:style-name="Teletype"><text:span text:style-name="T21"> </text:span></text:span><text:span text:style-name="Teletype"><text:span text:style-name="T26">method</text:span></text:span><text:span text:style-name="T21">.</text:span></text:p>
                </text:list-item>
                <text:list-item>
                  <text:p text:style-name="P124"><text:span text:style-name="T21">Read the data in the files line by line by iterating over the file object using the </text:span><text:span text:style-name="Teletype"><text:span text:style-name="T23">for </text:span></text:span><text:span text:style-name="T23">loop</text:span><text:span text:style-name="T21">.</text:span></text:p>
                </text:list-item>
                <text:list-item>
                  <text:p text:style-name="P124"><text:span text:style-name="T21">Append the lines of a file to a list using the </text:span><text:span text:style-name="Teletype"><text:span text:style-name="T23">append</text:span></text:span><text:span text:style-name="Teletype"><text:span text:style-name="T21"> </text:span></text:span><text:span text:style-name="Teletype"><text:span text:style-name="T27">method</text:span></text:span><text:span text:style-name="T21"> within the </text:span><text:span text:style-name="Teletype"><text:span text:style-name="T23">for </text:span></text:span><text:span text:style-name="T23">loop</text:span><text:span text:style-name="T21">.</text:span></text:p>
                </text:list-item>
              </text:list>
              <text:p text:style-name="P3"/>
            </table:table-cell>
          </table:table-row>
          <table:table-row table:style-name="Table1.26">
            <table:table-cell table:style-name="Table1.A4" office:value-type="string">
              <text:p text:style-name="P66">Show Slide </text:p>
              <text:p text:style-name="P97">Assignment</text:p>
              <text:p text:style-name="P11"/>
            </table:table-cell>
            <table:table-cell table:style-name="Table1.A4" office:value-type="string">
              <text:p text:style-name="P31">Here are some self assessment questions for you to solve</text:p>
              <text:list xml:id="list3131655072300415841" text:style-name="L4">
                <text:list-item>
                  <text:p text:style-name="P125"><text:span text:style-name="T21">The </text:span><text:span text:style-name="Teletype"><text:span text:style-name="T23">open</text:span></text:span><text:span text:style-name="Teletype"><text:span text:style-name="T21"> </text:span></text:span><text:span text:style-name="T21">function returns a</text:span></text:p>
                </text:list-item>
              </text:list>
              <text:list xml:id="list5918814271354509130" text:style-name="L5">
                <text:list-item>
                  <text:p text:style-name="P121">string</text:p>
                </text:list-item>
                <text:list-item>
                  <text:p text:style-name="P121">list</text:p>
                </text:list-item>
                <text:list-item>
                  <text:p text:style-name="P121">file object</text:p>
                </text:list-item>
                <text:list-item>
                  <text:p text:style-name="P126"><text:span text:style-name="T21">functio</text:span><text:span text:style-name="T22">n</text:span></text:p>
                </text:list-item>
              </text:list>
              <text:p text:style-name="P102"><text:span text:style-name="T22"><text:s text:c="6"/>2. </text:span><text:span text:style-name="T21">What does the function </text:span><text:span text:style-name="Teletype"><text:span text:style-name="T29">splitlines(</text:span></text:span><text:span text:style-name="Teletype"><text:span text:style-name="T30">)</text:span></text:span><text:span text:style-name="Teletype"><text:span text:style-name="T22"> </text:span></text:span><text:span text:style-name="T21">do.</text:span></text:p>
              <text:list xml:id="list1758159656528207528" text:style-name="L6">
                <text:list-item>
                  <text:p text:style-name="P127"><text:span text:style-name="T21">Displays the </text:span><text:span text:style-name="T23">data</text:span><text:span text:style-name="T21"> as </text:span><text:span text:style-name="T23">strings</text:span><text:span text:style-name="T21">, all in a line</text:span></text:p>
                </text:list-item>
                <text:list-item>
                  <text:p text:style-name="P127"><text:span text:style-name="T21">Displays the </text:span><text:span text:style-name="T23">data</text:span><text:span text:style-name="T21"> line by line as </text:span><text:span text:style-name="T23">strings</text:span></text:p>
                </text:list-item>
                <text:list-item>
                  <text:p text:style-name="P127"><text:span text:style-name="T21">Displays the </text:span><text:span text:style-name="T23">data</text:span><text:span text:style-name="T21"> line by line but not as </text:span><text:span text:style-name="T23">strings</text:span></text:p>
                </text:list-item>
              </text:list>
              <text:p text:style-name="P4"/>
            </table:table-cell>
          </table:table-row>
          <table:table-row table:style-name="Table1.26">
            <table:table-cell table:style-name="Table1.A4" office:value-type="string">
              <text:p text:style-name="P67">Show Slide</text:p>
              <text:p text:style-name="P67"/>
              <text:p text:style-name="P67">Solutions</text:p>
            </table:table-cell>
            <table:table-cell table:style-name="Table1.A4" office:value-type="string">
              <text:p text:style-name="P43">And the answers are,</text:p>
              <text:list xml:id="list7240631842246337244" text:style-name="L7">
                <text:list-item>
                  <text:p text:style-name="P129">open <text:span text:style-name="T12">function returns a </text:span>file object</text:p>
                </text:list-item>
                <text:list-item>
                  <text:p text:style-name="P122"><text:bookmark-start text:name="__DdeLink__735_552094257"/><text:span text:style-name="Teletype"><text:span text:style-name="T53">splitlines(</text:span></text:span><text:span text:style-name="Teletype"><text:span text:style-name="T59">) </text:span></text:span><text:span text:style-name="Teletype"><text:span text:style-name="T45">d</text:span></text:span><text:span text:style-name="T11">isplays the </text:span>data<text:span text:style-name="T11"> line by line as </text:span>strings<text:bookmark-end text:name="__DdeLink__735_552094257"/>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117">Show Slide</text:p>
              <text:p text:style-name="P117">Forum</text:p>
            </table:table-cell>
            <table:table-cell table:style-name="Table1.A1" office:value-type="string">
              <text:p text:style-name="P118">Please post your timed queries in this forum.</text:p>
            </table:table-cell>
          </table:table-row>
          <table:table-row>
            <table:table-cell table:style-name="Table1.A6" office:value-type="string">
              <text:p text:style-name="P117">Show Slide</text:p>
              <text:p text:style-name="P117">Fossee Forum</text:p>
            </table:table-cell>
            <table:table-cell table:style-name="Table1.A6" office:value-type="string">
              <text:p text:style-name="P118">Please post your general queries on Python in this forum.</text:p>
            </table:table-cell>
          </table:table-row>
          <table:table-row>
            <table:table-cell table:style-name="Table1.A6" office:value-type="string">
              <text:p text:style-name="P117">Show Slide</text:p>
              <text:p text:style-name="P117">Textbook Companion</text:p>
            </table:table-cell>
            <table:table-cell table:style-name="Table1.A6" office:value-type="string">
              <text:p text:style-name="P118">FOSSEE team coordinates the TBC project.</text:p>
            </table:table-cell>
          </table:table-row>
          <table:table-row>
            <table:table-cell table:style-name="Table1.A6" office:value-type="string">
              <text:p text:style-name="P117">Show Slide</text:p>
              <text:p text:style-name="P117"><text:soft-page-break/>Acknowledgment</text:p>
              <text:p text:style-name="P117">http://spoken-tutorial.org</text:p>
            </table:table-cell>
            <table:table-cell table:style-name="Table1.A6" office:value-type="string">
              <text:p text:style-name="P118">Spoken Tutorial Project is funded by NMEICT, MHRD, <text:soft-page-break/>Govt. of India.</text:p>
              <text:p text:style-name="P118">For more details, visit this website.</text:p>
            </table:table-cell>
          </table:table-row>
          <table:table-row>
            <table:table-cell table:style-name="Table1.A6" office:value-type="string">
              <text:p text:style-name="P117">Previous slide</text:p>
            </table:table-cell>
            <table:table-cell table:style-name="Table1.A6" office:value-type="string">
              <text:p text:style-name="P118">This is _________ from IIT Bombay (or FOSSEE, if you wish) signing off.</text:p>
              <text:p text:style-name="P118">Thank you.</text:p>
            </table:table-cell>
          </table:table-row>
        </table:table>
        <text:section text:style-name="Sect1" text:name="ContributionCredits">
          <text:h text:style-name="P112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1:50:36.288317768</meta:creation-date>
    <meta:editing-duration>PT10H53M3S</meta:editing-duration>
    <meta:editing-cycles>498</meta:editing-cycles>
    <meta:generator>LibreOffice/4.2.8.2$Linux_X86_64 LibreOffice_project/420m0$Build-2</meta:generator>
    <dc:date>2016-02-15T15:19:09.739952713</dc:date>
    <meta:document-statistic meta:table-count="1" meta:image-count="0" meta:object-count="0" meta:page-count="5" meta:paragraph-count="162" meta:word-count="1020" meta:character-count="5747" meta:non-whitespace-character-count="4845"/>
  </office:meta>
</office:document-meta>
</file>